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4f6" officeooo:paragraph-rsid="00033b8e"/>
    </style:style>
    <style:style style:name="P2" style:family="paragraph" style:parent-style-name="Standard">
      <style:text-properties officeooo:rsid="000774f6" officeooo:paragraph-rsid="000438de"/>
    </style:style>
    <style:style style:name="P3" style:family="paragraph" style:parent-style-name="Standard">
      <style:text-properties officeooo:rsid="001ca529" officeooo:paragraph-rsid="00033b8e"/>
    </style:style>
    <style:style style:name="P4" style:family="paragraph" style:parent-style-name="Standard">
      <style:text-properties officeooo:rsid="0007312e" officeooo:paragraph-rsid="00033b8e"/>
    </style:style>
    <style:style style:name="P5" style:family="paragraph" style:parent-style-name="Standard">
      <style:text-properties officeooo:rsid="00033b8e" officeooo:paragraph-rsid="00033b8e"/>
    </style:style>
    <style:style style:name="P6" style:family="paragraph" style:parent-style-name="Standard">
      <style:text-properties officeooo:rsid="00033b8e" officeooo:paragraph-rsid="00056c73"/>
    </style:style>
    <style:style style:name="P7" style:family="paragraph" style:parent-style-name="Standard">
      <style:text-properties officeooo:rsid="00048b27" officeooo:paragraph-rsid="00048b27"/>
    </style:style>
    <style:style style:name="P8" style:family="paragraph" style:parent-style-name="Standard">
      <style:text-properties officeooo:rsid="00048b27" officeooo:paragraph-rsid="00072c59"/>
    </style:style>
    <style:style style:name="P9" style:family="paragraph" style:parent-style-name="Standard">
      <style:text-properties officeooo:paragraph-rsid="00048b27"/>
    </style:style>
    <style:style style:name="P10" style:family="paragraph" style:parent-style-name="Standard">
      <style:text-properties officeooo:rsid="0004b2a6" officeooo:paragraph-rsid="0004b2a6"/>
    </style:style>
    <style:style style:name="P11" style:family="paragraph" style:parent-style-name="Standard">
      <style:text-properties officeooo:rsid="0004b2a6" officeooo:paragraph-rsid="0009fa2a"/>
    </style:style>
    <style:style style:name="P12" style:family="paragraph" style:parent-style-name="Standard">
      <style:text-properties officeooo:rsid="0004b2a6" officeooo:paragraph-rsid="000bf946"/>
    </style:style>
    <style:style style:name="P13" style:family="paragraph" style:parent-style-name="Standard">
      <style:text-properties officeooo:rsid="00056c73" officeooo:paragraph-rsid="00056c73"/>
    </style:style>
    <style:style style:name="P14" style:family="paragraph" style:parent-style-name="Standard">
      <style:text-properties officeooo:rsid="00072c59" officeooo:paragraph-rsid="00072c59"/>
    </style:style>
    <style:style style:name="T1" style:family="text">
      <style:text-properties officeooo:rsid="00078e2d"/>
    </style:style>
    <style:style style:name="T2" style:family="text">
      <style:text-properties officeooo:rsid="0011b27b"/>
    </style:style>
    <style:style style:name="T3" style:family="text">
      <style:text-properties officeooo:rsid="00033b8e"/>
    </style:style>
    <style:style style:name="T4" style:family="text">
      <style:text-properties officeooo:rsid="00056c73"/>
    </style:style>
    <style:style style:name="T5" style:family="text">
      <style:text-properties officeooo:rsid="00072c59"/>
    </style:style>
    <style:style style:name="T6" style:family="text">
      <style:text-properties officeooo:rsid="000816c6"/>
    </style:style>
    <style:style style:name="T7" style:family="text">
      <style:text-properties officeooo:rsid="0009fa2a"/>
    </style:style>
    <style:style style:name="T8" style:family="text">
      <style:text-properties officeooo:rsid="000bf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ake Levine</text:p>
      <text:p text:style-name="P4">Assignment <text:span text:style-name="T3">1</text:span></text:p>
      <text:p text:style-name="P3"><text:span text:style-name="T3">5</text:span>/<text:span text:style-name="T2">27</text:span>/1<text:span text:style-name="T3">5</text:span></text:p>
      <text:p text:style-name="P3">CSC <text:span text:style-name="T3">211</text:span>0 – <text:span text:style-name="T3">Summer</text:span> Term</text:p>
      <text:p text:style-name="P1"/>
      <text:p text:style-name="P5">1)</text:p>
      <text:p text:style-name="P2"><text:tab/><text:span text:style-name="T1">a) age = 23; name = Lance Grant; </text:span></text:p>
      <text:p text:style-name="P2"><text:tab/><text:span text:style-name="T1">b) age = 23; name = </text:span></text:p>
      <text:p text:style-name="P5">2)</text:p>
      <text:p text:style-name="P6"><text:tab/><text:span text:style-name="T4">39.06</text:span></text:p>
      <text:p text:style-name="P13"><text:tab/>32.00</text:p>
      <text:p text:style-name="P13"><text:tab/>8</text:p>
      <text:p text:style-name="P13"><text:tab/>7.50</text:p>
      <text:p text:style-name="P13"><text:tab/>39</text:p>
      <text:p text:style-name="P13"><text:tab/>length of message = 47</text:p>
      <text:p text:style-name="P5"/>
      <text:p text:style-name="P1"><text:span text:style-name="T3">3</text:span>) </text:p>
      <text:p text:style-name="P1"><text:tab/><text:span text:style-name="T1">a) outfile.open(“travel.dat”);</text:span></text:p>
      <text:p text:style-name="P1"><text:tab/><text:span text:style-name="T1">b) outfile &lt;&lt; showpoint &lt;&lt; fixed &lt;&lt; setprecision(2);</text:span></text:p>
      <text:p text:style-name="P1"><text:tab/><text:span text:style-name="T1">c) outfile &lt;&lt; day &lt;&lt; distance &lt;&lt; speed;</text:span></text:p>
      <text:p text:style-name="P1"><text:span text:style-name="T1"><text:tab/>d) travelTime = distance / speed;</text:span></text:p>
      <text:p text:style-name="P1"/>
      <text:p text:style-name="P7">4)</text:p>
      <text:p text:style-name="P8"><text:tab/><text:span text:style-name="T5">a) ?%!!</text:span></text:p>
      <text:p text:style-name="P8"><text:tab/><text:span text:style-name="T5">b) a b c d</text:span></text:p>
      <text:p text:style-name="P14"><text:tab/> <text:s text:c="3"/>##</text:p>
      <text:p text:style-name="P7"><text:tab/><text:span text:style-name="T5">c) Flying Coding</text:span></text:p>
      <text:p text:style-name="P7"/>
      <text:p text:style-name="P7">5)</text:p>
      <text:p text:style-name="P9"><text:tab/>a) <text:s/></text:p>
      <text:p text:style-name="P9"><text:tab/><text:tab/>i) Grade is C.</text:p>
      <text:p text:style-name="P9"><text:tab/><text:tab/> <text:s text:c="2"/>the value is 70</text:p>
      <text:p text:style-name="P9"><text:tab/><text:tab/>ii) Grade is C.</text:p>
      <text:p text:style-name="P9"><text:tab/><text:tab/> <text:s text:c="2"/>the value is 70</text:p>
      <text:p text:style-name="P9"><text:tab/>b) </text:p>
      <text:p text:style-name="P9"><text:tab/><text:tab/>i)</text:p>
      <text:p text:style-name="P9"><text:tab/><text:tab/> <text:s text:c="2"/>the value is 80</text:p>
      <text:p text:style-name="P9"><text:tab/><text:tab/>ii) Grade is C.</text:p>
      <text:p text:style-name="P7"><text:tab/><text:tab/> <text:s text:c="2"/>The value is 70</text:p>
      <text:p text:style-name="P10">6)</text:p>
      <text:p text:style-name="P10"><text:tab/><text:span text:style-name="T6">a) (iii) 26</text:span></text:p>
      <text:p text:style-name="P10"><text:tab/><text:span text:style-name="T6">b) (iv) 5</text:span></text:p>
      <text:p text:style-name="P10"><text:span text:style-name="T6"><text:tab/>c) (iv) none of thes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7)</text:p>
      <text:p text:style-name="P10"><text:tab/><text:span text:style-name="T7">a) loops 5 times.</text:span></text:p>
      <text:p text:style-name="P10"><text:tab/> <text:s text:c="3"/><text:span text:style-name="T7">50 5</text:span></text:p>
      <text:p text:style-name="P11"><text:tab/><text:span text:style-name="T7">b) loops 4 times.</text:span></text:p>
      <text:p text:style-name="P11"><text:tab/> <text:s text:c="3"/><text:span text:style-name="T7">80 80</text:span></text:p>
      <text:p text:style-name="P11"><text:tab/><text:span text:style-name="T7">c) loops 1 times.</text:span></text:p>
      <text:p text:style-name="P11"><text:tab/> <text:s text:c="3"/><text:span text:style-name="T7">7 20</text:span></text:p>
      <text:p text:style-name="P11"><text:tab/><text:span text:style-name="T7">d) loops 3 times.</text:span></text:p>
      <text:p text:style-name="P11"><text:tab/> <text:s text:c="3"/><text:span text:style-name="T7">35 35</text:span></text:p>
      <text:p text:style-name="P11"><text:tab/><text:span text:style-name="T7">e) loops 3 times.</text:span></text:p>
      <text:p text:style-name="P11"><text:tab/> <text:s text:c="3"/><text:span text:style-name="T7">40 30</text:span></text:p>
      <text:p text:style-name="P11"><text:tab/><text:span text:style-name="T7">f) loops 23 times.</text:span></text:p>
      <text:p text:style-name="P11"><text:tab/> <text:s text:c="3"/><text:span text:style-name="T7">51 50</text:span></text:p>
      <text:p text:style-name="P10"/>
      <text:p text:style-name="P10">8)</text:p>
      <text:p text:style-name="P10"><text:tab/><text:span text:style-name="T8">int value = 0;</text:span></text:p>
      <text:p text:style-name="P10"><text:tab/><text:span text:style-name="T8">for(int i = 0; i &lt;=20; i++) {</text:span></text:p>
      <text:p text:style-name="P10"><text:tab/><text:tab/><text:span text:style-name="T8">if(i % 2 == 0 &amp;&amp; i &lt;= 10)</text:span></text:p>
      <text:p text:style-name="P10"><text:tab/><text:tab/><text:tab/><text:span text:style-name="T8">value = value + i * i;</text:span></text:p>
      <text:p text:style-name="P12"><text:span text:style-name="T8"><text:tab/><text:tab/>else if(i % 2 == 0 &amp;&amp; i &gt; 10)</text:span></text:p>
      <text:p text:style-name="P12"><text:tab/><text:tab/><text:tab/><text:span text:style-name="T8">value = value + i ;</text:span></text:p>
      <text:p text:style-name="P12"><text:tab/><text:tab/><text:span text:style-name="T8">else </text:span></text:p>
      <text:p text:style-name="P12"><text:tab/><text:tab/><text:tab/><text:span text:style-name="T8">value = value - i ;</text:span></text:p>
      <text:p text:style-name="P10"><text:tab/><text:span text:style-name="T8">}</text:span></text:p>
      <text:p text:style-name="P10"><text:tab/><text:span text:style-name="T8">cout &lt;&lt; “value = “ &lt;&lt; value &lt;&lt; endl;</text:span></text:p>
      <text:p text:style-name="P10"/>
      <text:p text:style-name="P10"><text:tab/><text:span text:style-name="T8">value = 200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5-27T18:53:22.276685071</dc:date>
    <meta:editing-duration>PT35M9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2" meta:paragraph-count="64" meta:word-count="218" meta:character-count="955" meta:non-whitespace-character-count="684"/>
  </office:meta>
</office:document-meta>
</file>